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0e5e2" officeooo:paragraph-rsid="0020e5e2"/>
    </style:style>
    <style:style style:name="P2" style:family="paragraph" style:parent-style-name="Heading_20_1">
      <style:text-properties officeooo:rsid="00290376" officeooo:paragraph-rsid="00290376"/>
    </style:style>
    <style:style style:name="P3" style:family="paragraph" style:parent-style-name="Heading_20_3">
      <style:text-properties officeooo:rsid="001f2929" officeooo:paragraph-rsid="001f2929"/>
    </style:style>
    <style:style style:name="P4" style:family="paragraph" style:parent-style-name="Preformatted_20_Text">
      <style:text-properties officeooo:rsid="001e2b08" officeooo:paragraph-rsid="001e2b08"/>
    </style:style>
    <style:style style:name="P5" style:family="paragraph" style:parent-style-name="Text_20_body">
      <style:text-properties officeooo:rsid="001f2929" officeooo:paragraph-rsid="001f2929"/>
    </style:style>
    <style:style style:name="P6" style:family="paragraph" style:parent-style-name="Text_20_body" style:list-style-name="L1">
      <style:text-properties officeooo:rsid="001f2929" officeooo:paragraph-rsid="001f2929"/>
    </style:style>
    <style:style style:name="P7" style:family="paragraph" style:parent-style-name="Text_20_body" style:list-style-name="L2">
      <style:text-properties officeooo:rsid="001f2929" officeooo:paragraph-rsid="001f2929"/>
    </style:style>
    <style:style style:name="P8" style:family="paragraph" style:parent-style-name="Text_20_body" style:list-style-name="L3">
      <style:text-properties officeooo:rsid="001f2929" officeooo:paragraph-rsid="001f2929"/>
    </style:style>
    <style:style style:name="P9" style:family="paragraph" style:parent-style-name="Text_20_body">
      <style:text-properties officeooo:rsid="0020e5e2" officeooo:paragraph-rsid="0020e5e2"/>
    </style:style>
    <style:style style:name="P10" style:family="paragraph" style:parent-style-name="Text_20_body">
      <style:text-properties officeooo:rsid="00221b00" officeooo:paragraph-rsid="00221b00"/>
    </style:style>
    <style:style style:name="P11" style:family="paragraph" style:parent-style-name="Text_20_body">
      <style:text-properties officeooo:rsid="0023b231" officeooo:paragraph-rsid="0023b231"/>
    </style:style>
    <style:style style:name="P12" style:family="paragraph" style:parent-style-name="Text_20_body">
      <style:text-properties officeooo:rsid="002598bf" officeooo:paragraph-rsid="002598bf"/>
    </style:style>
    <style:style style:name="P13" style:family="paragraph" style:parent-style-name="Text_20_body">
      <style:text-properties officeooo:rsid="0027141f" officeooo:paragraph-rsid="0027141f"/>
    </style:style>
    <style:style style:name="P14" style:family="paragraph" style:parent-style-name="Text_20_body">
      <style:text-properties officeooo:rsid="00279bbf" officeooo:paragraph-rsid="00279bbf"/>
    </style:style>
    <style:style style:name="P15" style:family="paragraph" style:parent-style-name="Text_20_body">
      <style:text-properties officeooo:rsid="00290376" officeooo:paragraph-rsid="00290376"/>
    </style:style>
    <style:style style:name="P16" style:family="paragraph" style:parent-style-name="Text_20_body">
      <style:text-properties officeooo:rsid="00299484" officeooo:paragraph-rsid="00299484"/>
    </style:style>
    <style:style style:name="P17" style:family="paragraph" style:parent-style-name="Text_20_body">
      <style:text-properties officeooo:rsid="0029c0eb" officeooo:paragraph-rsid="0029c0eb"/>
    </style:style>
    <style:style style:name="P18" style:family="paragraph" style:parent-style-name="Text_20_body">
      <style:text-properties officeooo:rsid="002b2a22" officeooo:paragraph-rsid="002b2a22"/>
    </style:style>
    <style:style style:name="P19" style:family="paragraph" style:parent-style-name="Text_20_body">
      <style:text-properties officeooo:rsid="002bae7b" officeooo:paragraph-rsid="002bae7b"/>
    </style:style>
    <style:style style:name="P20" style:family="paragraph" style:parent-style-name="Text_20_body">
      <style:text-properties officeooo:rsid="002c2b29" officeooo:paragraph-rsid="002c2b29"/>
    </style:style>
    <style:style style:name="P21" style:family="paragraph" style:parent-style-name="Text_20_body">
      <style:text-properties officeooo:rsid="002c913a" officeooo:paragraph-rsid="002c913a"/>
    </style:style>
    <style:style style:name="T1" style:family="text">
      <style:text-properties officeooo:rsid="0023b231"/>
    </style:style>
    <style:style style:name="T2" style:family="text">
      <style:text-properties officeooo:rsid="002598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90376" style:font-weight-asian="normal" style:font-weight-complex="normal"/>
    </style:style>
    <style:style style:name="T6" style:family="text">
      <style:text-properties officeooo:rsid="0029c0eb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c2b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urante questa lezione continuiamo con i segnali, il prof vuole fare itinere sui segnali a novembre, chissà</text:p>
      <text:h text:style-name="Heading_20_1" text:outline-level="1">tipologie di segnali</text:h>
      <text:p text:style-name="P5">sostanzialmente in base a come viene caratterizzata la funzione</text:p>
      <text:h text:style-name="P3" text:outline-level="3">rispetto al tempo</text:h>
      <text:list xml:id="list981648765" text:style-name="L1">
        <text:list-item>
          <text:p text:style-name="P6">a tempo continuo, misurazione continua</text:p>
        </text:list-item>
        <text:list-item>
          <text:p text:style-name="P6">discreto, il segnale è presente solo per certi quanti-istanti</text:p>
        </text:list-item>
      </text:list>
      <text:h text:style-name="Heading_20_3" text:outline-level="3">rispetto ai valori</text:h>
      <text:list xml:id="list2842211867" text:style-name="L2">
        <text:list-item>
          <text:p text:style-name="P7">valori continui</text:p>
        </text:list-item>
        <text:list-item>
          <text:p text:style-name="P7">valori discreti</text:p>
        </text:list-item>
      </text:list>
      <text:h text:style-name="P3" text:outline-level="3">rispetto alla possibilità di previsione</text:h>
      <text:list xml:id="list2179985330" text:style-name="L3">
        <text:list-item>
          <text:p text:style-name="P8">deterministico se si può prevedere il valore tramite una funzione</text:p>
        </text:list-item>
        <text:list-item>
          <text:p text:style-name="P8">stocastico in cui il valore non è prevedibile ma si può approssimare tramite distribuzioni</text:p>
        </text:list-item>
      </text:list>
      <text:p text:style-name="P9">segnale digitale a valori e tempo discreto</text:p>
      <text:p text:style-name="P9">conversione analogico digitale tramite trasformazione di segnali a tempi e valori continui a segnali a valori e tempi discreti.</text:p>
      <text:p text:style-name="P9">campionamento e quantizzazione quindi, buoni valori di campionamento(intervalli o frequenza di campionamento) e livelli di quantizzazione</text:p>
      <text:h text:style-name="P1" text:outline-level="1">campionamento</text:h>
      <text:p text:style-name="P9">come già detto trasformazione da tempo continuo a tempo discreto, frequenza di campionamento come campioni presi ad ogni secondo.</text:p>
      <text:p text:style-name="P10">teorema di nyquist-shannon per il campionamento, frequenza di nyquist di un segnale periodico a banda limitata è la più alta frequenza presente nello spettro<text:span text:style-name="T1">, il doppio della frequenza di nyquist per riuscire a ricostruire il segnale, altrimenti si presenterà alias aka valori che nel segnale originale non c'erano.</text:span></text:p>
      <text:p text:style-name="P11">lo spettro originale <text:span text:style-name="T2">ricostruito (dal campionamento ed in seguito) </text:span>si ripete per multipli della frequenza di campionamento<text:span text:style-name="T2">, quindi bisogna eliminare i contributi delle nuove armoniche che rappresentano di base le armoniche con frequenza minore ma multiple, quindi eliminare le ridondanze.</text:span></text:p>
      <text:p text:style-name="P12">filtro passa-basso</text:p>
      <text:p text:style-name="P12">se si prendono frequenze di camp minori allora alcune frequenze saranno più alte perché ripetute, quindi perdità di segnale, quindi introduzione di alasing</text:p>
      <text:p text:style-name="P12">Per segnali a banda non limitata, si prende un filtro passa-basso e si eliminano frequenze troppo alte, esempio onda quadra e si prende comunque una onda simile.</text:p>
      <text:p text:style-name="P13"><text:soft-page-break/>per segnali in cui non si possono prendere troppe frequenze per spreco di memoria, si valuta quanto il sistema che interagisce con questi segnali riesce a comprendere, esempio gli umani con i segnali audio.</text:p>
      <text:p text:style-name="P13">Il segnale originale può essere ricostruito utilizzando <text:span text:style-name="T3">interpolazionedi Whittaker-Shannon.</text:span></text:p>
      <text:p text:style-name="P13"><text:span text:style-name="T4">Si tratta di una interpolazione</text:span></text:p>
      <text:p text:style-name="P14"><text:span text:style-name="T4">A livello teorico si ricostruirebbe totalmente il segnale di base, ma per perdità di precisione e per il fatto che il segnale è stato digitalizzato, il segnale "analogico" risultante non sarà lo stesso</text:span><text:span text:style-name="T5">.</text:span></text:p>
      <text:h text:style-name="P2" text:outline-level="1">quantizzazione</text:h>
      <text:p text:style-name="P15">associazione del valore originale ad un livello di quantizzazione, quindi perdità del valore originale.</text:p>
      <text:p text:style-name="P15">Precisione di quantizzazione legata come minima variazione nella grandezza originale che induce il passaggio da un livello ad un altro, </text:p>
      <text:p text:style-name="P16">tipi di quantizzazione classico, lineare uniforme o non lineare non uniforme, valore di fondo scala come differenza tra max e min tra i livelli.</text:p>
      <text:p text:style-name="P16">errore come VFS/2Q dove Q sono i livelli di quantizzazione<text:span text:style-name="T6">.</text:span></text:p>
      <text:p text:style-name="P17">profondità in bit quindi Q = 2<text:span text:style-name="T7">n</text:span><text:span text:style-name="T8"> dove n sono i bit</text:span></text:p>
      <text:p text:style-name="P18"><text:span text:style-name="T8">SQNR(signal to quantization noise ratio) indice che tiene conto della distorsione introdotta dalla quantizzazione (calcolato anche in decibel)</text:span></text:p>
      <text:p text:style-name="P18"><text:span text:style-name="T8">Nel caso di quantizzazione più precisa SQNR alto</text:span></text:p>
      <text:p text:style-name="P19"><text:span text:style-name="T8">RMS(root mean square) valore efficace, il valore che avrebbe un segnale costane con la stessa potenza media, esempio nella lezione, rappresenta una sorta di energia media, RMS per segnali continui e discreti(classica differenza con integrale e sommatoria)</text:span><text:span text:style-name="T9">, A nella sawtooth come differenza tra valore massimo e minimo, invece per le altre altezza da 0 e punto di massimo</text:span></text:p>
      <text:p text:style-name="P20"><text:span text:style-name="T8">SQNR=RMS(segnale)/RMS(errore)</text:span></text:p>
      <text:p text:style-name="P21"><text:span text:style-name="T8">Le considerazioni fatte per l'errore di quantizzazione suggeriscono che la quant non uniforme potrebbe miliorare la qualità complessiva a parità di bit utilizzat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4T13:52:30.889911869</dc:date>
    <meta:editing-duration>PT7M51S</meta:editing-duration>
    <meta:editing-cycles>1</meta:editing-cycles>
    <meta:document-statistic meta:table-count="0" meta:image-count="0" meta:object-count="0" meta:page-count="2" meta:paragraph-count="37" meta:word-count="560" meta:character-count="3725" meta:non-whitespace-character-count="3207"/>
  </office:meta>
</office:document-meta>
</file>